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5.23cm"/>
    </style:style>
    <style:style style:name="co5" style:family="table-column">
      <style:table-column-properties fo:break-before="auto" style:column-width="17.394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0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cardtit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dtext1</text:p>
          </table:table-cell>
          <table:table-cell office:value-type="string" calcext:value-type="string">
            <text:p>cardtext2</text:p>
          </table:table-cell>
          <table:table-cell office:value-type="string" calcext:value-type="string">
            <text:p>cardimg</text:p>
          </table:table-cell>
          <table:table-cell office:value-type="string" calcext:value-type="string">
            <text:p>cardstripecol</text:p>
          </table:table-cell>
          <table:table-cell office:value-type="string" calcext:value-type="string">
            <text:p>cardtitlebgcol</text:p>
          </table:table-cell>
          <table:table-cell office:value-type="string" calcext:value-type="string">
            <text:p>cardbgc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IoT Boom</text:p>
          </table:table-cell>
          <table:table-cell office:value-type="string" calcext:value-type="string">
            <text:p>Every startup using IoT gets a boost of half of their investors</text:p>
          </table:table-cell>
          <table:table-cell/>
          <table:table-cell office:value-type="string" calcext:value-type="string">
            <text:p>#B24925</text:p>
          </table:table-cell>
          <table:table-cell table:number-columns-repeated="2"/>
          <table:table-cell office:value-type="string" calcext:value-type="string">
            <text:p>usec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Hooray for Hardware</text:p>
          </table:table-cell>
          <table:table-cell office:value-type="string" calcext:value-type="string">
            <text:p>If you own a hardware startup you can sell it for twice its investor value to a big search enginge companyâ€¦</text:p>
          </table:table-cell>
          <table:table-cell/>
          <table:table-cell office:value-type="string" calcext:value-type="string">
            <text:p>#B24925</text:p>
          </table:table-cell>
          <table:table-cell table:number-columns-repeated="2"/>
          <table:table-cell office:value-type="string" calcext:value-type="string">
            <text:p>target audienc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SSL Bug</text:p>
          </table:table-cell>
          <table:table-cell office:value-type="string" calcext:value-type="string">
            <text:p>Every startup using IoT loses half of their investors</text:p>
          </table:table-cell>
          <table:table-cell/>
          <table:table-cell office:value-type="string" calcext:value-type="string">
            <text:p>#B24925</text:p>
          </table:table-cell>
          <table:table-cell table:number-columns-repeated="2"/>
          <table:table-cell office:value-type="string" calcext:value-type="string">
            <text:p>technolog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Some company developed a container system for software building. <text:s/></text:p>
          </table:table-cell>
          <table:table-cell/>
          <table:table-cell office:value-type="string" calcext:value-type="string">
            <text:p>#B24925</text:p>
          </table:table-cell>
          <table:table-cell table:number-columns-repeated="2"/>
          <table:table-cell office:value-type="string" calcext:value-type="string">
            <text:p>ac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 table:number-columns-repeated="3"/>
          <table:table-cell office:value-type="string" calcext:value-type="string">
            <text:p>#B24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2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0 Investors</text:p>
          </table:table-cell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1 Investor</text:p>
          </table:table-cell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2 Investors</text:p>
          </table:table-cell>
          <table:table-cell office:value-type="string" calcext:value-type="string">
            <text:p>frauen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3 Investors</text:p>
          </table:table-cell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4 Investors</text:p>
          </table:table-cell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or</text:p>
          </table:table-cell>
          <table:table-cell office:value-type="string" calcext:value-type="string">
            <text:p>5 Investors</text:p>
          </table:table-cell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#BFB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Grandma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Zombie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Techie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Opensource Enthusiast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Design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Wedding Photographer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Free Software Activist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Adult Moviesta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Cannabis Farmer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Indie Game Dev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Bike Couri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Beer Geek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Pipe Smok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Dog Lov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Car Freak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Train Spotters 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Frequent Flyer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Environmetalist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Skater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Textile Craft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Ardenaline Junkie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Recruiter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office:value-type="string" calcext:value-type="string">
            <text:p>Furries</text:p>
          </table:table-cell>
          <table:table-cell table:number-columns-repeated="2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rget audience</text:p>
          </table:table-cell>
          <table:table-cell table:number-columns-repeated="3"/>
          <table:table-cell office:value-type="string" calcext:value-type="string">
            <text:p>#248C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BLE</text:p>
          </table:table-cell>
          <table:table-cell table:number-columns-repeated="2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IoT</text:p>
          </table:table-cell>
          <table:table-cell table:number-columns-repeated="2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Responsive Blogsystem</text:p>
          </table:table-cell>
          <table:table-cell table:number-columns-repeated="2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Onepage Website</text:p>
          </table:table-cell>
          <table:table-cell table:number-columns-repeated="2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3"/>
          <table:table-cell office:value-type="string" calcext:value-type="string">
            <text:p>#24338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haring Cat Picture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Dating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Renting Car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Renting Flat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Blogging Vegan Recipie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haring Design Idea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nding Sensor Data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Homemade Jevelery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Vegan Kombucha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office:value-type="string" calcext:value-type="string">
            <text:p>Selling Organic Farm Products</text:p>
          </table:table-cell>
          <table:table-cell table:number-columns-repeated="2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case</text:p>
          </table:table-cell>
          <table:table-cell table:number-columns-repeated="3"/>
          <table:table-cell office:value-type="string" calcext:value-type="string">
            <text:p>#27627F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#248C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13:51:42.253000000</dc:date>
    <meta:editing-duration>PT4M10S</meta:editing-duration>
    <meta:editing-cycles>2</meta:editing-cycles>
    <meta:generator>LibreOffice/4.3.7.2$Windows_x86 LibreOffice_project/8a35821d8636a03b8bf4e15b48f59794652c68ba</meta:generator>
    <meta:document-statistic meta:table-count="1" meta:cell-count="566" meta:object-count="0"/>
  </office:meta>
</office:document-meta>
</file>